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a69cc" officeooo:paragraph-rsid="001a69cc"/>
    </style:style>
    <style:style style:name="P2" style:family="paragraph" style:parent-style-name="Standard">
      <style:paragraph-properties fo:text-align="center" style:justify-single-word="false"/>
      <style:text-properties officeooo:rsid="001a69cc" officeooo:paragraph-rsid="001a69cc"/>
    </style:style>
    <style:style style:name="P3" style:family="paragraph" style:parent-style-name="Standard">
      <style:text-properties officeooo:rsid="001a69cc" officeooo:paragraph-rsid="001c8f72"/>
    </style:style>
    <style:style style:name="P4" style:family="paragraph" style:parent-style-name="Standard">
      <style:text-properties fo:font-style="italic" officeooo:rsid="001a69cc" officeooo:paragraph-rsid="001a69cc" style:font-style-asian="italic" style:font-style-complex="italic"/>
    </style:style>
    <style:style style:name="P5" style:family="paragraph" style:parent-style-name="Standard">
      <style:text-properties officeooo:rsid="001af76f" officeooo:paragraph-rsid="001af76f"/>
    </style:style>
    <style:style style:name="P6" style:family="paragraph" style:parent-style-name="Standard">
      <style:text-properties officeooo:rsid="001c8f72" officeooo:paragraph-rsid="001c8f72"/>
    </style:style>
    <style:style style:name="P7" style:family="paragraph" style:parent-style-name="Standard">
      <style:text-properties officeooo:rsid="001d88a0" officeooo:paragraph-rsid="001d88a0"/>
    </style:style>
    <style:style style:name="P8" style:family="paragraph">
      <loext:graphic-properties draw:fill-color="#6666ff"/>
      <style:paragraph-properties fo:text-align="center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loext:graphic-properties draw:fill="none" draw:fill-color="#ffffff"/>
      <style:text-properties fo:font-size="12pt"/>
    </style:style>
    <style:style style:name="T1" style:family="text">
      <style:text-properties officeooo:rsid="001af76f"/>
    </style:style>
    <style:style style:name="T2" style:family="text">
      <style:text-properties officeooo:rsid="001c8f72"/>
    </style:style>
    <style:style style:name="T3" style:family="text">
      <style:text-properties fo:font-size="12pt"/>
    </style:style>
    <style:style style:name="gr1" style:family="graphic">
      <style:graphic-properties svg:stroke-width="0.0402in" svg:stroke-color="#99ff66" draw:marker-start-width="0.1984in" draw:marker-end-width="0.1984in" draw:fill-color="#6666ff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402in" draw:marker-start-width="0.1984in" draw:marker-end-width="0.1984in" draw:fill-color="#6666ff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000000" draw:fill-color="#000000" draw:textarea-horizontal-align="justify" draw:textarea-vertical-align="middle" draw:auto-grow-height="false" fo:min-height="0.0937in" fo:min-width="0.093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0402in" draw:marker-start-width="0.1984in" draw:marker-end-width="0.1984in" draw:fill-color="#6666ff" draw:textarea-horizontal-align="center" draw:textarea-vertical-align="middle" fo:padding-top="0.0193in" fo:padding-bottom="0.0193in" fo:padding-left="0.0193in" fo:padding-right="0.0193in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1634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tair Pairs</text:p>
      <text:p text:style-name="P2">by Sven Nilsen, 2020</text:p>
      <text:p text:style-name="P1"/>
      <text:p text:style-name="P4">In this paper I present a way to enumerate pairs that resembles a stair pattern.</text:p>
      <text:p text:style-name="P1"/>
      <text:p text:style-name="P1">A pair is a tuple `(a, b) : (nat, nat)` where `a &lt; b`.</text:p>
      <text:p text:style-name="P5">Pairs can be mapped to and from natural numbers.</text:p>
      <text:p text:style-name="P5">By enumerating natural numbers, one can also enumerate pairs.</text:p>
      <text:p text:style-name="P5"/>
      <text:p text:style-name="P5">However, mapping to and from natural numbers is not the only way to enumerate pairs.</text:p>
      <text:p text:style-name="P5">One can select a pair, decrease `a` and increase `b` until `a = 0`.</text:p>
      <text:p text:style-name="P5"/>
      <text:p text:style-name="P5"><text:tab/>(3, 4)<text:tab/>(2, 5)<text:tab/>(1, 6)<text:tab/>(0, 7)</text:p>
      <text:p text:style-name="P5"/>
      <text:p text:style-name="P6">Notice that the sum `a + b` is the same for all such pairs.</text:p>
      <text:p text:style-name="P5">The problem is to find a way to select <text:span text:style-name="T2">initial </text:span>pairs such that this method covers every possible pair.</text:p>
      <text:p text:style-name="P1"/>
      <text:p text:style-name="P1">A stair pair is a pair corresponding to each natural number `n`:</text:p>
      <text:p text:style-name="P1"/>
      <text:p text:style-name="P3"><text:tab/>stair_pair(n : nat) = if even(n) {((n + 2) / 2 – 1, (n + 2) / 2)}</text:p>
      <text:p text:style-name="P3"><text:tab/><text:tab/><text:tab/> <text:s text:c="7"/>else {((n + 3) / 2 – 2, (n + 3) / 2)}</text:p>
      <text:p text:style-name="P1"/>
      <text:p text:style-name="P1"><text:tab/>stair_pair_number((a, b) : (nat, nat)) = a + b – <text:span text:style-name="T1">1</text:span></text:p>
      <text:p text:style-name="P1"/>
      <text:p text:style-name="P5">For example:</text:p>
      <text:p text:style-name="P1"/>
      <text:p text:style-name="P1"><text:tab/><text:span text:style-name="T1">stair_pair(0) == (0, 1)</text:span></text:p>
      <text:p text:style-name="P1"><text:tab/><text:span text:style-name="T1">stair_pair(1) == (0, 2)</text:span></text:p>
      <text:p text:style-name="P1"><text:tab/><text:span text:style-name="T1">stair_pair(2) == (1, 2)</text:span></text:p>
      <text:p text:style-name="P1"><text:tab/><text:span text:style-name="T1">stair_pair(3) == (1, 3)</text:span></text:p>
      <text:p text:style-name="P1"/>
      <text:p text:style-name="P7">One can see the stair pattern when connecting dots in the matrix representation of pairs:</text:p>
      <text:p text:style-name="P1"><draw:frame text:anchor-type="paragraph" draw:z-index="38" draw:name="Shape3" draw:style-name="gr5" draw:text-style-name="P10" svg:width="0.2098in" svg:height="0.1925in" svg:x="2.4618in" svg:y="0.1299in"><draw:text-box><text:p><text:span text:style-name="T3">0</text:span></text:p></draw:text-box></draw:frame><draw:frame text:anchor-type="paragraph" draw:z-index="39" draw:name="Shape3" draw:style-name="gr5" draw:text-style-name="P10" svg:width="0.2098in" svg:height="0.1925in" svg:x="2.8201in" svg:y="0.1299in"><draw:text-box><text:p><text:span text:style-name="T3">1</text:span></text:p></draw:text-box></draw:frame><draw:frame text:anchor-type="paragraph" draw:z-index="40" draw:name="Shape3" draw:style-name="gr5" draw:text-style-name="P10" svg:width="0.2098in" svg:height="0.1925in" svg:x="3.1882in" svg:y="0.1217in"><draw:text-box><text:p><text:span text:style-name="T3">2</text:span></text:p></draw:text-box></draw:frame><draw:frame text:anchor-type="paragraph" draw:z-index="41" draw:name="Shape3" draw:style-name="gr5" draw:text-style-name="P10" svg:width="0.2098in" svg:height="0.1925in" svg:x="3.5472in" svg:y="0.1126in"><draw:text-box><text:p><text:span text:style-name="T3">3</text:span></text:p></draw:text-box></draw:frame><draw:frame text:anchor-type="paragraph" draw:z-index="42" draw:name="Shape3" draw:style-name="gr5" draw:text-style-name="P10" svg:width="0.2098in" svg:height="0.1925in" svg:x="3.8799in" svg:y="0.1126in"><draw:text-box><text:p><text:span text:style-name="T3">4</text:span></text:p></draw:text-box></draw:frame><draw:frame text:anchor-type="paragraph" draw:z-index="43" draw:name="Shape3" draw:style-name="gr5" draw:text-style-name="P10" svg:width="0.2098in" svg:height="0.1925in" svg:x="4.2472in" svg:y="0.1043in"><draw:text-box><text:p><text:span text:style-name="T3">5</text:span></text:p></draw:text-box></draw:frame></text:p>
      <text:p text:style-name="P1"/>
      <text:p text:style-name="P1"><draw:frame text:anchor-type="paragraph" draw:z-index="44" draw:name="Shape3" draw:style-name="gr5" draw:text-style-name="P10" svg:width="0.2098in" svg:height="0.1925in" svg:x="2.1555in" svg:y="0.0181in"><draw:text-box><text:p><text:span text:style-name="T3">0</text:span></text:p></draw:text-box></draw:frame></text:p>
      <text:p text:style-name="P1"><draw:line text:anchor-type="paragraph" draw:z-index="10" draw:name="Shape2" draw:style-name="gr2" draw:text-style-name="P8" svg:x1="2.4965in" svg:y1="0.2638in" svg:x2="2.4965in" svg:y2="0.6047in"><text:p/></draw:line><draw:line text:anchor-type="paragraph" draw:z-index="9" draw:name="Shape2" draw:style-name="gr2" draw:text-style-name="P8" svg:x1="2.8547in" svg:y1="0.6311in" svg:x2="2.4965in" svg:y2="0.6311in"><text:p/></draw:line><draw:line text:anchor-type="paragraph" draw:z-index="8" draw:name="Shape2" draw:style-name="gr2" draw:text-style-name="P8" svg:x1="2.8547in" svg:y1="0.6311in" svg:x2="2.8547in" svg:y2="0.9811in"><text:p/></draw:line><draw:line text:anchor-type="paragraph" draw:z-index="7" draw:name="Shape2" draw:style-name="gr2" draw:text-style-name="P8" svg:x1="3.2047in" svg:y1="0.9728in" svg:x2="2.8547in" svg:y2="0.9811in"><text:p/></draw:line><draw:line text:anchor-type="paragraph" draw:z-index="32" draw:name="Shape2" draw:style-name="gr4" draw:text-style-name="P8" svg:x1="3.2047in" svg:y1="0.9728in" svg:x2="3.2047in" svg:y2="1.3047in"><text:p/></draw:line><draw:line text:anchor-type="paragraph" draw:z-index="33" draw:name="Shape2" draw:style-name="gr4" draw:text-style-name="P8" svg:x1="3.5457in" svg:y1="1.3047in" svg:x2="3.2047in" svg:y2="1.3047in"><text:p/></draw:line><draw:line text:anchor-type="paragraph" draw:z-index="34" draw:name="Shape2" draw:style-name="gr4" draw:text-style-name="P8" svg:x1="3.5457in" svg:y1="1.3047in" svg:x2="3.5638in" svg:y2="1.6902in"><text:p/></draw:line><draw:line text:anchor-type="paragraph" draw:z-index="35" draw:name="Shape2" draw:style-name="gr4" draw:text-style-name="P8" svg:x1="3.861in" svg:y1="1.6811in" svg:x2="3.5638in" svg:y2="1.6902in"><text:p/></draw:line><draw:line text:anchor-type="paragraph" draw:z-index="36" draw:name="Shape2" draw:style-name="gr4" draw:text-style-name="P8" svg:x1="3.861in" svg:y1="1.6811in" svg:x2="3.8783in" svg:y2="2.0402in"><text:p/></draw:line><draw:line text:anchor-type="paragraph" draw:z-index="37" draw:name="Shape2" draw:style-name="gr4" draw:text-style-name="P8" svg:x1="4.2283in" svg:y1="2.0402in" svg:x2="3.8783in" svg:y2="2.0402in"><text:p/></draw:line><draw:line text:anchor-type="paragraph" draw:z-index="6" draw:name="Shape2" draw:style-name="gr1" draw:text-style-name="P8" svg:x1="2.8547in" svg:y1="0.6311in" svg:x2="2.4783in" svg:y2="0.9811in"><text:p/></draw:line><draw:line text:anchor-type="paragraph" draw:z-index="5" draw:name="Shape2" draw:style-name="gr1" draw:text-style-name="P8" svg:x1="2.8547in" svg:y1="0.9728in" svg:x2="2.4783in" svg:y2="1.3228in"><text:p/></draw:line><draw:line text:anchor-type="paragraph" draw:z-index="4" draw:name="Shape2" draw:style-name="gr1" draw:text-style-name="P8" svg:x1="3.2047in" svg:y1="0.9728in" svg:x2="2.4965in" svg:y2="1.6811in"><text:p/></draw:line><draw:line text:anchor-type="paragraph" draw:z-index="3" draw:name="Shape2" draw:style-name="gr1" draw:text-style-name="P8" svg:x1="3.1866in" svg:y1="1.3228in" svg:x2="2.4783in" svg:y2="2.0311in"><text:p/></draw:line><draw:line text:anchor-type="paragraph" draw:z-index="2" draw:name="Shape2" draw:style-name="gr1" draw:text-style-name="P8" svg:x1="3.563in" svg:y1="1.3047in" svg:x2="2.8547in" svg:y2="2.013in"><text:p/></draw:line><draw:line text:anchor-type="paragraph" draw:z-index="1" draw:name="Shape2" draw:style-name="gr1" draw:text-style-name="P8" svg:x1="3.563in" svg:y1="1.6811in" svg:x2="3.2047in" svg:y2="2.0311in"><text:p/></draw:line><draw:line text:anchor-type="paragraph" draw:z-index="0" draw:name="Shape2" draw:style-name="gr1" draw:text-style-name="P8" svg:x1="3.8787in" svg:y1="1.6811in" svg:x2="3.5634in" svg:y2="2.0311in"><text:p/></draw:line><draw:frame text:anchor-type="paragraph" draw:z-index="45" draw:name="Shape3" draw:style-name="gr5" draw:text-style-name="P10" svg:width="0.2098in" svg:height="0.1925in" svg:x="2.1555in" svg:y="0.15in"><draw:text-box><text:p><text:span text:style-name="T3">1</text:span></text:p></draw:text-box></draw:frame><draw:frame text:anchor-type="paragraph" draw:z-index="46" draw:name="Shape3" draw:style-name="gr5" draw:text-style-name="P10" svg:width="0.2098in" svg:height="0.1925in" svg:x="2.1555in" svg:y="0.5091in"><draw:text-box><text:p><text:span text:style-name="T3">2</text:span></text:p></draw:text-box></draw:frame><draw:frame text:anchor-type="paragraph" draw:z-index="47" draw:name="Shape3" draw:style-name="gr5" draw:text-style-name="P10" svg:width="0.2098in" svg:height="0.1925in" svg:x="2.1555in" svg:y="0.85in"><draw:text-box><text:p><text:span text:style-name="T3">3</text:span></text:p></draw:text-box></draw:frame><draw:frame text:anchor-type="paragraph" draw:z-index="48" draw:name="Shape3" draw:style-name="gr5" draw:text-style-name="P10" svg:width="0.2098in" svg:height="0.1925in" svg:x="2.1555in" svg:y="1.2in"><draw:text-box><text:p><text:span text:style-name="T3">4</text:span></text:p></draw:text-box></draw:frame><draw:frame text:anchor-type="paragraph" draw:z-index="49" draw:name="Shape3" draw:style-name="gr5" draw:text-style-name="P10" svg:width="0.2098in" svg:height="0.1925in" svg:x="2.1555in" svg:y="1.5583in"><draw:text-box><text:p><text:span text:style-name="T3">5</text:span></text:p></draw:text-box></draw:frame><draw:frame text:anchor-type="paragraph" draw:z-index="50" draw:name="Shape3" draw:style-name="gr5" draw:text-style-name="P10" svg:width="0.2098in" svg:height="0.1925in" svg:x="2.1555in" svg:y="1.9165in"><draw:text-box><text:p><text:span text:style-name="T3">6</text:span></text:p></draw:text-box></draw:frame><draw:custom-shape text:anchor-type="paragraph" draw:z-index="11" draw:name="Shape1" draw:style-name="gr3" draw:text-style-name="P9" svg:width="0.1315in" svg:height="0.1315in" svg:x="2.4264in" svg:y="0.207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" draw:name="Shape1" draw:style-name="gr3" draw:text-style-name="P9" svg:width="0.1315in" svg:height="0.1315in" svg:x="2.4264in" svg:y="0.566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" draw:name="Shape1" draw:style-name="gr3" draw:text-style-name="P9" svg:width="0.1315in" svg:height="0.1315in" svg:x="2.7846in" svg:y="0.566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" draw:name="Shape1" draw:style-name="gr3" draw:text-style-name="P9" svg:width="0.1315in" svg:height="0.1315in" svg:x="2.4264in" svg:y="0.907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" draw:name="Shape1" draw:style-name="gr3" draw:text-style-name="P9" svg:width="0.1315in" svg:height="0.1315in" svg:x="2.7846in" svg:y="0.907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" draw:name="Shape1" draw:style-name="gr3" draw:text-style-name="P9" svg:width="0.1315in" svg:height="0.1315in" svg:x="3.1437in" svg:y="0.907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" draw:name="Shape1" draw:style-name="gr3" draw:text-style-name="P9" svg:width="0.1315in" svg:height="0.1315in" svg:x="2.4264in" svg:y="1.249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" draw:name="Shape1" draw:style-name="gr3" draw:text-style-name="P9" svg:width="0.1315in" svg:height="0.1315in" svg:x="2.7846in" svg:y="1.249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" draw:name="Shape1" draw:style-name="gr3" draw:text-style-name="P9" svg:width="0.1315in" svg:height="0.1315in" svg:x="3.1437in" svg:y="1.249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0" draw:name="Shape1" draw:style-name="gr3" draw:text-style-name="P9" svg:width="0.1315in" svg:height="0.1315in" svg:x="3.4937in" svg:y="1.249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1" draw:name="Shape1" draw:style-name="gr3" draw:text-style-name="P9" svg:width="0.1315in" svg:height="0.1315in" svg:x="2.4264in" svg:y="1.608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2" draw:name="Shape1" draw:style-name="gr3" draw:text-style-name="P9" svg:width="0.1315in" svg:height="0.1315in" svg:x="2.7846in" svg:y="1.608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3" draw:name="Shape1" draw:style-name="gr3" draw:text-style-name="P9" svg:width="0.1315in" svg:height="0.1315in" svg:x="3.1437in" svg:y="1.608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4" draw:name="Shape1" draw:style-name="gr3" draw:text-style-name="P9" svg:width="0.1315in" svg:height="0.1315in" svg:x="3.4937in" svg:y="1.608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5" draw:name="Shape1" draw:style-name="gr3" draw:text-style-name="P9" svg:width="0.1315in" svg:height="0.1315in" svg:x="3.8083in" svg:y="1.608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6" draw:name="Shape1" draw:style-name="gr3" draw:text-style-name="P9" svg:width="0.1315in" svg:height="0.1315in" svg:x="2.4354in" svg:y="1.966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7" draw:name="Shape1" draw:style-name="gr3" draw:text-style-name="P9" svg:width="0.1315in" svg:height="0.1315in" svg:x="2.7937in" svg:y="1.966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8" draw:name="Shape1" draw:style-name="gr3" draw:text-style-name="P9" svg:width="0.1315in" svg:height="0.1315in" svg:x="3.1528in" svg:y="1.966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9" draw:name="Shape1" draw:style-name="gr3" draw:text-style-name="P9" svg:width="0.1315in" svg:height="0.1315in" svg:x="3.5028in" svg:y="1.966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0" draw:name="Shape1" draw:style-name="gr3" draw:text-style-name="P9" svg:width="0.1315in" svg:height="0.1315in" svg:x="3.8173in" svg:y="1.966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1" draw:name="Shape1" draw:style-name="gr3" draw:text-style-name="P9" svg:width="0.1315in" svg:height="0.1315in" svg:x="4.1756in" svg:y="1.975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5T17:45:30.658541000</meta:creation-date>
    <dc:date>2020-04-05T18:22:46.977771000</dc:date>
    <meta:editing-duration>PT6M30S</meta:editing-duration>
    <meta:editing-cycles>1</meta:editing-cycles>
    <meta:document-statistic meta:table-count="0" meta:image-count="0" meta:object-count="0" meta:page-count="1" meta:paragraph-count="21" meta:word-count="207" meta:character-count="1040" meta:non-whitespace-character-count="833"/>
    <meta:generator>LibreOffice/5.1.2.2$MacOSX_X86_64 LibreOffice_project/d3bf12ecb743fc0d20e0be0c58ca359301eb705f</meta:generator>
  </office:meta>
</office:document-meta>
</file>